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fo:min-height="2.5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2:</text:span><text:span text:style-name="T1"><text:line-break/></text:span><text:span text:style-name="T1">Node.js</text:span></text:p>
          </draw:text-box>
        </draw:frame>
        <draw:frame presentation:style-name="pr2" draw:text-style-name="P4" draw:layer="layout" svg:width="6.858cm" svg:height="2.533cm" svg:x="20.32cm" svg:y="16.517cm" presentation:class="title" presentation:user-transformed="true">
          <draw:text-box>
            <text:p text:style-name="P2"><text:span text:style-name="T2">Curso </text:span><text:span text:style-name="T2"><text:line-break/></text:span><text:span text:style-name="T2">2020-2021</text:span></text:p>
          </draw:text-box>
        </draw:frame>
        <draw:frame presentation:style-name="pr1" draw:text-style-name="P5" draw:layer="layout" svg:width="23.211cm" svg:height="5.677cm" svg:x="2.444cm" svg:y="1.271cm" presentation:class="title" presentation:user-transformed="true">
          <draw:text-box>
            <text:p text:style-name="P2"><text:span text:style-name="T3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8T05:49:11.739681392</dc:date>
    <meta:editing-duration>P7DT21H11M53S</meta:editing-duration>
    <meta:editing-cycles>499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